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mean_green</text:p>
          </table:table-cell>
          <table:table-cell table:style-name="Default" office:value-type="string" calcext:value-type="string">
            <text:p>std_green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49.1454" calcext:value-type="float">
            <text:p>7.49E+02</text:p>
          </table:table-cell>
          <table:table-cell office:value-type="float" office:value="20.76314" calcext:value-type="float">
            <text:p>2.08E+01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135.846" calcext:value-type="float">
            <text:p>1.14E+03</text:p>
          </table:table-cell>
          <table:table-cell office:value-type="float" office:value="24.90415" calcext:value-type="float">
            <text:p>2.49E+01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888.651" calcext:value-type="float">
            <text:p>1.89E+03</text:p>
          </table:table-cell>
          <table:table-cell office:value-type="float" office:value="31.04303" calcext:value-type="float">
            <text:p>3.10E+01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831.19" calcext:value-type="float">
            <text:p>2.83E+03</text:p>
          </table:table-cell>
          <table:table-cell office:value-type="float" office:value="37.88939" calcext:value-type="float">
            <text:p>3.79E+01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667.464" calcext:value-type="float">
            <text:p>3.67E+03</text:p>
          </table:table-cell>
          <table:table-cell office:value-type="float" office:value="42.48691" calcext:value-type="float">
            <text:p>4.25E+01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6447.853" calcext:value-type="float">
            <text:p>6.45E+03</text:p>
          </table:table-cell>
          <table:table-cell office:value-type="float" office:value="57.70407" calcext:value-type="float">
            <text:p>5.77E+0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478.826" calcext:value-type="float">
            <text:p>8.48E+03</text:p>
          </table:table-cell>
          <table:table-cell office:value-type="float" office:value="67.53986" calcext:value-type="float">
            <text:p>6.75E+0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503.13" calcext:value-type="float">
            <text:p>1.65E+04</text:p>
          </table:table-cell>
          <table:table-cell office:value-type="float" office:value="99.71937" calcext:value-type="float">
            <text:p>9.97E+0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626.19" calcext:value-type="float">
            <text:p>2.46E+04</text:p>
          </table:table-cell>
          <table:table-cell office:value-type="float" office:value="129.7242" calcext:value-type="float">
            <text:p>1.30E+0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699.21" calcext:value-type="float">
            <text:p>3.27E+04</text:p>
          </table:table-cell>
          <table:table-cell office:value-type="float" office:value="157.8732" calcext:value-type="float">
            <text:p>1.58E+0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764.98" calcext:value-type="float">
            <text:p>4.08E+04</text:p>
          </table:table-cell>
          <table:table-cell office:value-type="float" office:value="182.5807" calcext:value-type="float">
            <text:p>1.83E+0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712.39" calcext:value-type="float">
            <text:p>4.87E+04</text:p>
          </table:table-cell>
          <table:table-cell office:value-type="float" office:value="206.4345" calcext:value-type="float">
            <text:p>2.06E+02</text:p>
          </table:table-cell>
          <table:table-cell table:number-columns-repeated="2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0665.23" calcext:value-type="float">
            <text:p>5.07E+04</text:p>
          </table:table-cell>
          <table:table-cell office:value-type="float" office:value="212.4941" calcext:value-type="float">
            <text:p>2.12E+0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2638.95" calcext:value-type="float">
            <text:p>5.26E+04</text:p>
          </table:table-cell>
          <table:table-cell office:value-type="float" office:value="217.6398" calcext:value-type="float">
            <text:p>2.18E+02</text:p>
          </table:table-cell>
          <table:table-cell table:number-columns-repeated="2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54541.47" calcext:value-type="float">
            <text:p>5.45E+04</text:p>
          </table:table-cell>
          <table:table-cell office:value-type="float" office:value="221.738" calcext:value-type="float">
            <text:p>2.22E+0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6545.91" calcext:value-type="float">
            <text:p>5.65E+04</text:p>
          </table:table-cell>
          <table:table-cell office:value-type="float" office:value="225.829" calcext:value-type="float">
            <text:p>2.26E+02</text:p>
          </table:table-cell>
          <table:table-cell table:number-columns-repeated="2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57263.37" calcext:value-type="float">
            <text:p>5.73E+04</text:p>
          </table:table-cell>
          <table:table-cell office:value-type="float" office:value="225.9066" calcext:value-type="float">
            <text:p>2.26E+02</text:p>
          </table:table-cell>
          <table:table-cell table:number-columns-repeated="2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58055.16" calcext:value-type="float">
            <text:p>5.81E+04</text:p>
          </table:table-cell>
          <table:table-cell office:value-type="float" office:value="226.4356" calcext:value-type="float">
            <text:p>2.26E+02</text:p>
          </table:table-cell>
          <table:table-cell table:number-columns-repeated="2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58824.87" calcext:value-type="float">
            <text:p>5.88E+04</text:p>
          </table:table-cell>
          <table:table-cell office:value-type="float" office:value="226.3117" calcext:value-type="float">
            <text:p>2.26E+02</text:p>
          </table:table-cell>
          <table:table-cell table:number-columns-repeated="2"/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59196.07" calcext:value-type="float">
            <text:p>5.92E+04</text:p>
          </table:table-cell>
          <table:table-cell office:value-type="float" office:value="224.4201" calcext:value-type="float">
            <text:p>2.24E+02</text:p>
          </table:table-cell>
          <table:table-cell/>
          <table:table-cell table:style-name="ce1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59542.13" calcext:value-type="float">
            <text:p>5.95E+04</text:p>
          </table:table-cell>
          <table:table-cell office:value-type="float" office:value="221.82" calcext:value-type="float">
            <text:p>2.22E+02</text:p>
          </table:table-cell>
          <table:table-cell table:number-columns-repeated="2"/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59946.07" calcext:value-type="float">
            <text:p>5.99E+04</text:p>
          </table:table-cell>
          <table:table-cell office:value-type="float" office:value="221.4554" calcext:value-type="float">
            <text:p>2.21E+0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332.46" calcext:value-type="float">
            <text:p>6.03E+04</text:p>
          </table:table-cell>
          <table:table-cell office:value-type="float" office:value="221.4049" calcext:value-type="float">
            <text:p>2.21E+02</text:p>
          </table:table-cell>
          <table:table-cell table:number-columns-repeated="2"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62250.49" calcext:value-type="float">
            <text:p>6.23E+04</text:p>
          </table:table-cell>
          <table:table-cell office:value-type="float" office:value="198.5837" calcext:value-type="float">
            <text:p>1.99E+0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045.78" calcext:value-type="float">
            <text:p>6.40E+04</text:p>
          </table:table-cell>
          <table:table-cell office:value-type="float" office:value="179.3132" calcext:value-type="float">
            <text:p>1.79E+0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3T14:05:23.983792186</meta:creation-date>
    <dc:date>2024-06-13T14:32:53.537279932</dc:date>
    <meta:editing-duration>PT7M9S</meta:editing-duration>
    <meta:editing-cycles>1</meta:editing-cycles>
    <meta:document-statistic meta:table-count="1" meta:cell-count="78" meta:object-count="0"/>
    <meta:generator>LibreOffice/7.1.8.1$Linux_X86_64 LibreOffice_project/10$Build-1</meta:generator>
  </office:meta>
</office:document-meta>
</file>